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Mono L" svg:font-family="'Nimbus Mono L'" style:font-adornments="Regular Oblique"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Sans L" fo:font-size="24pt" fo:font-weight="bold" style:font-size-asian="24pt" style:font-weight-asian="bold" style:font-size-complex="24pt" style:font-weight-complex="bold"/>
    </style:style>
    <style:style style:name="P2" style:family="paragraph" style:parent-style-name="Standard">
      <style:text-properties style:font-name="Monospace" fo:font-size="10pt" style:font-name-asian="Monospace" style:font-size-asian="10pt" style:font-name-complex="Monospace" style:font-size-complex="10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Code">
      <style:text-properties fo:font-style="normal" style:font-style-asian="normal" style:font-style-complex="normal"/>
    </style:style>
    <style:style style:name="P11" style:family="paragraph" style:parent-style-name="Heading_20_2">
      <style:text-properties fo:font-style="normal" style:font-style-asian="normal" style:font-style-complex="normal"/>
    </style:style>
    <style:style style:name="P12" style:family="paragraph" style:parent-style-name="Heading_20_2">
      <style:text-properties fo:font-style="normal" fo:font-weight="normal" style:font-style-asian="normal" style:font-weight-asian="normal" style:font-style-complex="normal" style:font-weight-complex="normal"/>
    </style:style>
    <style:style style:name="P13" style:family="paragraph" style:parent-style-name="Heading_20_1">
      <style:text-properties fo:font-style="normal" style:font-style-asian="normal" style:font-style-complex="normal"/>
    </style:style>
    <style:style style:name="P14" style:family="paragraph" style:parent-style-name="Heading_20_1">
      <style:paragraph-properties fo:break-before="page"/>
      <style:text-properties fo:font-style="normal" style:font-style-asian="normal" style:font-style-complex="normal"/>
    </style:style>
    <style:style style:name="P15"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16"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fo:font-style="normal" style:font-style-asian="normal" style:font-style-complex="normal"/>
    </style:style>
    <style:style style:name="T8" style:family="text">
      <style:text-properties fo:color="#000000" fo:font-style="normal" style:text-underline-style="solid" style:text-underline-width="auto" style:text-underline-color="font-color" style:font-style-asian="normal" style:font-style-complex="normal"/>
    </style:style>
    <style:style style:name="T9" style:family="text">
      <style:text-properties fo:color="#7f0055" fo:font-weight="bold" style:font-weight-asian="bold" style:font-weight-complex="bold"/>
    </style:style>
    <style:style style:name="T10" style:family="text">
      <style:text-properties fo:color="#7f0055" fo:font-style="normal" fo:font-weight="bold" style:font-style-asian="normal" style:font-weight-asian="bold" style:font-style-complex="normal"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5fbf"/>
    </style:style>
    <style:style style:name="T14" style:family="text">
      <style:text-properties fo:color="#3f5fbf" style:text-underline-style="solid" style:text-underline-width="auto" style:text-underline-color="font-color"/>
    </style:style>
    <style:style style:name="T15" style:family="text">
      <style:text-properties fo:color="#7f9fbf" fo:font-weight="bold" style:font-weight-asian="bold" style:font-weight-complex="bold"/>
    </style:style>
    <style:style style:name="T16" style:family="text">
      <style:text-properties fo:color="#3f7f5f"/>
    </style:style>
    <style:style style:name="T17" style:family="text">
      <style:text-properties fo:color="#2a00ff"/>
    </style:style>
    <style:style style:name="T18" style:family="text">
      <style:text-properties fo:color="#646464"/>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ropeller Core</text:p>
      <text:p text:style-name="Standard">This document describes the core implementation of JPropeller. The last section provides a summary of extensions to JPropeller.</text:p>
      <text:h text:style-name="Heading_20_1" text:outline-level="1">Introduction</text:h>
      <text:p text:style-name="Standard">A Java library providing a system for producing and using data models representing heterogeneous directed graphs of data. These graphs occur in nearly any application, normally as the "core" data edited by the application. An example could be an AddressBook application, where the edited data is a graph starting at a root node AddressBook:</text:p>
      <text:p text:style-name="Standard"/>
      <text:list text:style-name="L1">
        <text:list-item>
          <text:p text:style-name="P16">AddressBook</text:p>
          <text:list>
            <text:list-item>
              <text:p text:style-name="P16">Settings</text:p>
              <text:list>
                <text:list-item>
                  <text:p text:style-name="P16">Backup Server</text:p>
                </text:list-item>
                <text:list-item>
                  <text:p text:style-name="P16">Owner</text:p>
                </text:list-item>
              </text:list>
            </text:list-item>
            <text:list-item>
              <text:p text:style-name="P16">Contacts</text:p>
              <text:list>
                <text:list-item>
                  <text:list>
                    <text:list-item>
                      <text:p text:style-name="P16">Person 1</text:p>
                      <text:list>
                        <text:list-item>
                          <text:p text:style-name="P16">Name</text:p>
                        </text:list-item>
                        <text:list-item>
                          <text:p text:style-name="P16">Address</text:p>
                        </text:list-item>
                      </text:list>
                    </text:list-item>
                    <text:list-item>
                      <text:p text:style-name="P16">Person 2</text:p>
                      <text:list>
                        <text:list-item>
                          <text:p text:style-name="P16">Name</text:p>
                        </text:list-item>
                        <text:list-item>
                          <text:p text:style-name="P16">Address</text:p>
                        </text:list-item>
                      </text:list>
                    </text:list-item>
                  </text:list>
                </text:list-item>
              </text:list>
            </text:list-item>
          </text:list>
        </text:list-item>
      </text:list>
      <text:p text:style-name="Standard"/>
      <text:p text:style-name="Standard">The nodes of the graph are data items, and the edges of the graph are links from a data item to another data item that is associated in some way. These associated data items are commonly called "properties" - for example an "AddressBook" above has "Settings" and "Contacts" properties. Each property may have further properties in turn, or may be a single value, such as a number or string.</text:p>
      <text:h text:style-name="Heading_20_1" text:outline-level="1">Existing Approaches</text:h>
      <text:p text:style-name="Standard">One standard Java technique for representing such a graph is via "JavaBeans". In this system data items having properties are termed Beans, and their properties are accessed via specially named methods. For example a Person would have methods getName() and setName(String toSet). Any class having such methods is accepted as a Bean, although there is no interface for such a class, since the method names and types depend on the properties of the particular Bean. This technique has numerous disadvantages, which have been thoroughly discussed.</text:p>
      <text:h text:style-name="Heading_20_1" text:outline-level="1">Props Overview</text:h>
      <text:p text:style-name="Standard">JPropeller provides the same capabilities as standard JavaBeans (encapsulation, type safety etc.) in a more flexible framework that can therefore provide enhancements. The key design idea of JPropeller is to represent properties themselves as objects, rather than as methods of other objects. Thus a JPropeller property is actually an instance of the <text:span text:style-name="T1">GeneralProp</text:span> class. This will be referred to as a "prop" for convenience. A prop provides a get() and set(T value) method. Thus we would translate something like:</text:p>
      <text:p text:style-name="Standard"><text:tab/><text:span text:style-name="T1">person.getName()</text:span></text:p>
      <text:p text:style-name="Standard">into:</text:p>
      <text:p text:style-name="Standard"><text:tab/><text:span text:style-name="T1">person.name().get()</text:span></text:p>
      <text:p text:style-name="Standard">Where <text:span text:style-name="T1">person.name()</text:span> returns a prop, and we call <text:span text:style-name="T1">get()</text:span> on the prop itself to get a value. It can be seen that the prop is essentially an enhanced reference.</text:p>
      <text:h text:style-name="Heading_20_1" text:outline-level="1"><text:soft-page-break/>Beans Overview</text:h>
      <text:p text:style-name="Standard">Now that properties (props) can be dealt with as objects, we can define a meaningful interface for a Bean - it simply provides access to the props of that Bean. This is done by assigning each prop a <text:span text:style-name="T1">PropName</text:span> - essentially this contains the type information for the prop, and a string name, for example the <text:span text:style-name="T1">PropName</text:span><text:span text:style-name="T3"> for the Person's address prop might indicate that it contains an </text:span><text:span text:style-name="T1">Address</text:span><text:span text:style-name="T3">, can be read and written, and is named "address". The Bean then provides a mapping of type </text:span><text:span text:style-name="T1">PropMap </text:span><text:span text:style-name="T3">from </text:span><text:span text:style-name="T1">PropNames</text:span><text:span text:style-name="T3"> to props. A Bean can be queried to find out the names of available props, to look up the props themselves by name, etc.</text:span></text:p>
      <text:p text:style-name="Standard"><text:span text:style-name="T3">In addition to accessing props via the </text:span><text:span text:style-name="T1">PropMap</text:span><text:span text:style-name="T3">, they can be made available via an accessor method, like the </text:span><text:span text:style-name="T1">person.name()</text:span><text:span text:style-name="T3"> method in the example above. This makes available a reasonably concise syntax of </text:span><text:span text:style-name="T1">person.name().get()</text:span><text:span text:style-name="T3">. Props could also be made available via public final fields, since the prop itself provides for encapsulation - data is only ever read or written via </text:span><text:span text:style-name="T1">get()</text:span><text:span text:style-name="T3"> and </text:span><text:span text:style-name="T1">set()</text:span><text:span text:style-name="T3"> methods. The disadvantage of this style is that it does not work with interfaces - an interface can specify an accessor method like </text:span><text:span text:style-name="T1">name()</text:span><text:span text:style-name="T3">, but not a public final field.</text:span></text:p>
      <text:h text:style-name="P13" text:outline-level="1"/>
      <text:h text:style-name="P14" text:outline-level="1">Basic Usage</text:h>
      <text:p text:style-name="P3">In its most basic form, JPropeller simply replaces existing JavaBeans with new beans having a slightly different syntax. Prop implementations are provided to store primitive values, other simple immutable datatypes like String, and Bean values. A default Bean abstract class is provided to be subclassed for easy implementation of Bean.</text:p>
      <text:p text:style-name="P3"/>
      <text:p text:style-name="P3">An example Bean is shown below, for a Person having a name of type String and address of type Address, where Address is another Bean:</text:p>
      <text:p text:style-name="P3"/>
      <text:p text:style-name="P8">/**</text:p>
      <text:p text:style-name="P6"><text:span text:style-name="T6"><text:s/></text:span><text:span text:style-name="T13">*</text:span><text:span text:style-name="T6"> </text:span><text:span text:style-name="T13">Stores</text:span><text:span text:style-name="T6"> </text:span><text:span text:style-name="T13">a</text:span><text:span text:style-name="T6"> </text:span><text:span text:style-name="T13">person</text:span></text:p>
      <text:p text:style-name="P6"><text:span text:style-name="T6"><text:s/></text:span><text:span text:style-name="T13">*</text:span><text:span text:style-name="T6"> </text:span><text:span text:style-name="T15">@author</text:span><text:span text:style-name="T6"> </text:span><text:span text:style-name="T14">shingoki</text:span></text:p>
      <text:p text:style-name="P6"><text:span text:style-name="T6"><text:s/></text:span><text:span text:style-name="T13">*/</text:span></text:p>
      <text:p text:style-name="P6"><text:span text:style-name="T9">public</text:span><text:span text:style-name="T6"> </text:span><text:span text:style-name="T9">class</text:span><text:span text:style-name="T6"> Person </text:span><text:span text:style-name="T9">extends</text:span><text:span text:style-name="T6"> BeanDefault {</text:span></text:p>
      <text:p text:style-name="P6"/>
      <text:p text:style-name="P6"><text:span text:style-name="T6"><text:tab/></text:span><text:span text:style-name="T16">//Set up Props</text:span></text:p>
      <text:p text:style-name="P6"><text:span text:style-name="T6"><text:tab/></text:span><text:span text:style-name="T9">private</text:span><text:span text:style-name="T6"> EditableProp&lt;String&gt; </text:span><text:span text:style-name="T11">name</text:span><text:span text:style-name="T6"> = editable(</text:span><text:span text:style-name="T17">"name"</text:span><text:span text:style-name="T6">, </text:span><text:span text:style-name="T17">"default name"</text:span><text:span text:style-name="T6">);</text:span></text:p>
      <text:p text:style-name="P6"><text:span text:style-name="T6"><text:tab/></text:span><text:span text:style-name="T9">private</text:span><text:span text:style-name="T6"> EditableProp&lt;Address&gt; </text:span><text:span text:style-name="T11">address</text:span><text:span text:style-name="T6"> = editable(Address.</text:span><text:span text:style-name="T9">class</text:span><text:span text:style-name="T6">, </text:span><text:span text:style-name="T17">"address"</text:span><text:span text:style-name="T6">, </text:span><text:span text:style-name="T9">new</text:span><text:span text:style-name="T6"> Address());</text:span></text:p>
      <text:p text:style-name="P7"><text:tab/></text:p>
      <text:p text:style-name="P6"><text:span text:style-name="T6"><text:tab/></text:span><text:span text:style-name="T13">/**</text:span></text:p>
      <text:p text:style-name="P6"><text:span text:style-name="T6"><text:tab/> </text:span><text:span text:style-name="T13">*</text:span><text:span text:style-name="T6"> </text:span><text:span text:style-name="T13">Access</text:span><text:span text:style-name="T6"> </text:span><text:span text:style-name="T13">to</text:span><text:span text:style-name="T6"> </text:span><text:span text:style-name="T13">address</text:span></text:p>
      <text:p text:style-name="P6"><text:span text:style-name="T6"><text:tab/> </text:span><text:span text:style-name="T13">*</text:span><text:span text:style-name="T6"> </text:span><text:span text:style-name="T15">@return</text:span></text:p>
      <text:p text:style-name="P6"><text:span text:style-name="T6"><text:tab/> </text:span><text:span text:style-name="T13">*</text:span><text:span text:style-name="T6"> <text:tab/><text:tab/></text:span><text:span text:style-name="T13">address</text:span></text:p>
      <text:p text:style-name="P6"><text:span text:style-name="T6"><text:tab/> </text:span><text:span text:style-name="T13">*/</text:span></text:p>
      <text:p text:style-name="P6"><text:span text:style-name="T6"><text:tab/></text:span><text:span text:style-name="T9">public</text:span><text:span text:style-name="T6"> EditableProp&lt;Address&gt; address() {</text:span><text:span text:style-name="T9">return</text:span><text:span text:style-name="T6"> </text:span><text:span text:style-name="T11">address</text:span><text:span text:style-name="T6">;};</text:span></text:p>
      <text:p text:style-name="P7"><text:tab/></text:p>
      <text:p text:style-name="P6"><text:span text:style-name="T6"><text:tab/></text:span><text:span text:style-name="T13">/**</text:span></text:p>
      <text:p text:style-name="P6"><text:span text:style-name="T6"><text:tab/> </text:span><text:span text:style-name="T13">*</text:span><text:span text:style-name="T6"> </text:span><text:span text:style-name="T13">Access</text:span><text:span text:style-name="T6"> </text:span><text:span text:style-name="T13">to</text:span><text:span text:style-name="T6"> </text:span><text:span text:style-name="T13">street</text:span></text:p>
      <text:p text:style-name="P6"><text:span text:style-name="T6"><text:tab/> </text:span><text:span text:style-name="T13">*</text:span><text:span text:style-name="T6"> </text:span><text:span text:style-name="T15">@return</text:span></text:p>
      <text:p text:style-name="P6"><text:span text:style-name="T6"><text:tab/> </text:span><text:span text:style-name="T13">*</text:span><text:span text:style-name="T6"> <text:tab/><text:tab/></text:span><text:span text:style-name="T13">street</text:span><text:span text:style-name="T6"> </text:span><text:span text:style-name="T13">property</text:span></text:p>
      <text:p text:style-name="P6"><text:span text:style-name="T6"><text:tab/> </text:span><text:span text:style-name="T13">*/</text:span></text:p>
      <text:p text:style-name="P6"><text:span text:style-name="T6"><text:tab/></text:span><text:span text:style-name="T9">public</text:span><text:span text:style-name="T6"> EditableProp&lt;String&gt; name() {</text:span><text:span text:style-name="T9">return</text:span><text:span text:style-name="T6"> </text:span><text:span text:style-name="T11">name</text:span><text:span text:style-name="T6">;};</text:span></text:p>
      <text:p text:style-name="P7"><text:tab/><text:tab/></text:p>
      <text:p text:style-name="P6"><text:span text:style-name="T6"><text:tab/></text:span><text:span text:style-name="T18">@Override</text:span></text:p>
      <text:p text:style-name="P6"><text:span text:style-name="T6"><text:tab/></text:span><text:span text:style-name="T9">public</text:span><text:span text:style-name="T6"> String toString() {</text:span></text:p>
      <text:p text:style-name="P6"><text:span text:style-name="T6"><text:tab/><text:tab/>String s = name().get() + </text:span><text:span text:style-name="T17">" at "</text:span><text:span text:style-name="T6"> + address().get();</text:span></text:p>
      <text:p text:style-name="P6"><text:span text:style-name="T6"><text:tab/><text:tab/></text:span><text:span text:style-name="T9">return</text:span><text:span text:style-name="T6"> s;</text:span></text:p>
      <text:p text:style-name="P7"><text:tab/>}</text:p>
      <text:p text:style-name="P7"><text:tab/></text:p>
      <text:p text:style-name="P7">}</text:p>
      <text:p text:style-name="P10"/>
      <text:p text:style-name="Standard"/>
      <text:p text:style-name="Standard">This example shows another feature of props - the "EditableProp" instances above have a parametric type matching the type of data contained in the property, and an actual type showing that the property is editable - it has a <text:span text:style-name="T1">set()</text:span><text:span text:style-name="T3"> method to change the contents of the prop. By contrast an </text:span><text:span text:style-name="T1">UneditableProp</text:span><text:span text:style-name="T3"> has only a </text:span><text:span text:style-name="T1">get()</text:span><text:span text:style-name="T3"> method, and a </text:span><text:span text:style-name="T1">Prop</text:span><text:span text:style-name="T3">, which is the parent interface of </text:span><text:span text:style-name="T1">EditableProp</text:span><text:span text:style-name="T3"> and </text:span><text:span text:style-name="T1">UneditableProp</text:span><text:span text:style-name="T3"> has a </text:span><text:span text:style-name="T1">get()</text:span><text:span text:style-name="T3"> method and may or may not have a </text:span><text:span text:style-name="T1">set()</text:span><text:span text:style-name="T3"> method.</text:span></text:p>
      <text:p text:style-name="P3"/>
      <text:p text:style-name="Standard"><text:span text:style-name="T3">Since </text:span><text:span text:style-name="T1">Person</text:span><text:span text:style-name="T3"> extends </text:span><text:span text:style-name="T1">BeanDefault</text:span><text:span text:style-name="T3"> it has access to convenience methods like </text:span><text:span text:style-name="T1">editable</text:span><text:span text:style-name="T3"> to create properties and add them to the bean, however this is only slightly more verbose in a </text:span><text:span text:style-name="T1">Bean</text:span><text:span text:style-name="T3"> that does not extend </text:span><text:span text:style-name="T1">BeanDefault</text:span><text:span text:style-name="T3">.</text:span></text:p>
      <text:p text:style-name="P3"/>
      <text:p text:style-name="Standard"><text:span text:style-name="T3">The </text:span><text:span text:style-name="T1">toString() </text:span><text:span text:style-name="T3"><text:s/>method shows how to read the values of a person's name and address.</text:span></text:p>
      <text:h text:style-name="P13" text:outline-level="1"><text:soft-page-break/>Advanced Usage</text:h>
      <text:h text:style-name="P11" text:outline-level="2">Introspection without reflection</text:h>
      <text:p text:style-name="P3">Since a Bean provides a PropMap containing enough information about its props for nearly all purposes, actual Java Reflection is not required for most tasks. For example, to print a list of the names of a Person's properties:</text:p>
      <text:p text:style-name="P3"/>
      <text:p text:style-name="P2"><text:span text:style-name="T10">for</text:span><text:span text:style-name="T7">(GeneralProp&lt;?&gt; p : </text:span><text:span text:style-name="T8">person</text:span><text:span text:style-name="T7">.props().getList()) {</text:span></text:p>
      <text:p text:style-name="P6"><text:span text:style-name="T6"><text:tab/>System.</text:span><text:span text:style-name="T12">out</text:span><text:span text:style-name="T6">.println(p.getName().getString());</text:span></text:p>
      <text:p text:style-name="P7">}</text:p>
      <text:p text:style-name="P3"/>
      <text:p text:style-name="P3">This can be used very easily to allow automatic generation of UIs, serialisation of data, etc.</text:p>
      <text:p text:style-name="P3">Graph Navigation</text:p>
      <text:p text:style-name="Standard"><text:span text:style-name="T3">The </text:span><text:span text:style-name="T1">PropName</text:span><text:span text:style-name="T3"> of a prop can be used to look it up from a bean:</text:span></text:p>
      <text:p text:style-name="P5"/>
      <text:p text:style-name="P2"><text:span text:style-name="T7">Person a = </text:span><text:span text:style-name="T10">new</text:span><text:span text:style-name="T7"> Person();</text:span></text:p>
      <text:p text:style-name="P6"><text:span text:style-name="T6">PropName&lt;? </text:span><text:span text:style-name="T9">extends</text:span><text:span text:style-name="T6"> EditableProp&lt;Address&gt;, Address&gt; addressName = <text:tab/>a.address().getName();</text:span></text:p>
      <text:p text:style-name="P7"><text:tab/><text:tab/></text:p>
      <text:p text:style-name="P6"><text:span text:style-name="T6">Person b = </text:span><text:span text:style-name="T9">new</text:span><text:span text:style-name="T6"> Person();</text:span></text:p>
      <text:p text:style-name="P7">EditableProp&lt;Address&gt; addressOfB = b.props().get(addressName);</text:p>
      <text:p text:style-name="P7"><text:tab/><text:tab/></text:p>
      <text:p text:style-name="P6"><text:span text:style-name="T6">System.</text:span><text:span text:style-name="T12">out</text:span><text:span text:style-name="T6">.println(</text:span><text:span text:style-name="T17">"b's address is "</text:span><text:span text:style-name="T6"> + addressOfB.get());</text:span></text:p>
      <text:p text:style-name="P3"/>
      <text:p text:style-name="Standard"><text:span text:style-name="T3">Here we get the name of Person </text:span><text:span text:style-name="T4">a</text:span><text:span text:style-name="T3">'s address property, and use it to look up the address of Person </text:span><text:span text:style-name="T4">b</text:span><text:span text:style-name="T5">. This can be extended to navigate through the graphs using a path of several names. This is implemented using </text:span><text:span text:style-name="T2">BeanPath</text:span><text:span text:style-name="T5">.</text:span></text:p>
      <text:h text:style-name="P12" text:outline-level="2">Deep change notification</text:h>
      <text:p text:style-name="P4">It is often very useful to see when a value changes - for example if a Person's address changes. This is impossible to do with plain references - we have no way of receiving a notification when the value of a String changes, however a Bean having a Prop&lt;String&gt; can be listened to, so that an event is fired when the String value stored in the Prop is changed. </text:p>
      <text:p text:style-name="Standard"><text:span text:style-name="T5">At this point, we can distinguish between two different types of change to a Bean - a shallow change occurs when a new value is </text:span><text:span text:style-name="T2">set()</text:span><text:span text:style-name="T5"> on a property of the bean - for example </text:span><text:span text:style-name="T2">person.name().set("bob")</text:span><text:span text:style-name="T5"> will cause a shallow change to </text:span><text:span text:style-name="T2">person</text:span><text:span text:style-name="T5">. A "deep" change occurs when no setter is called on any property of a Bean, but the data "in" that Bean is still altered. But how does this occur? In the AddressBook example, we have a Contacts Bean containing Person Beans. Each Person Bean has an Address property. If we change the address of a person in the contacts, the contacts have obviously changed as well - for example if we are displaying the contacts as a table we will wish to redraw it to show the person's new address. However none of the properties of Contacts have been </text:span><text:span text:style-name="T2">set()</text:span><text:span text:style-name="T5">. Therefore a deep change occurs when a </text:span><text:span text:style-name="T2">property of a property</text:span><text:span text:style-name="T5"> changes (or indeed a </text:span><text:span text:style-name="T2">property of a property of a property</text:span><text:span text:style-name="T5">, etc.). </text:span></text:p>
      <text:p text:style-name="P4">JPropeller allows us to be notified when a deep change occurs in the same way as we are notified of shallow changes. In terms of implementation, this is achieved by each Bean listening to changes on all of its props. Props that contain Bean values also listen to their values themselves - when a change occurs it is propagated up through the graph of Beans. JPropeller handles this propagation so that all change notifications are delivered to listeners after propagation is complete. Cycles are also handled by terminating events after they have fully propagated, before they revisit Beans.</text:p>
      <text:h text:style-name="P12" text:outline-level="2"><text:soft-page-break/>Model View Separation</text:h>
      <text:p text:style-name="Text_20_body"><text:span text:style-name="T5">In an application using JPropeller, any Beans and props are considered to be in the Model layer of a Model-View architecture. The </text:span><text:span text:style-name="T2">org.jpropeller.view</text:span><text:span text:style-name="T5"> package provides a framework for the View layer of an application. This is described in more detail in the "JPropeller View Overview", but is also relevant to this document, since the core of JPropeller provides for Model-View separation. Essentially, change notification as described above is propagated first "internally" within the model, and then "externally" to the view. It is ensured that the view is not notified of any changes until the entire model is notified, allowing the model to prepare itself to be viewed in its new state. The contracts associated with prop implementations make use of and ensure compliance with this system.</text:span></text:p>
      <text:h text:style-name="P12" text:outline-level="2">Type Safety</text:h>
      <text:p text:style-name="Text_20_body"><text:span text:style-name="T5">GeneralProp has a parametric type, which is the type of the data contained in the prop. This type is carried through </text:span><text:span text:style-name="T2">PropNames</text:span><text:span text:style-name="T5">, and methods used to look up props from Beans, etc. As a result, JPropeller preserves compile time type safety even when performing tasks which normally require reflection and run-time type checks.</text:span></text:p>
      <text:p text:style-name="P9"/>
      <text:h text:style-name="P15" text:outline-level="1">Extensions</text:h>
      <text:h text:style-name="P12" text:outline-level="2">View layer</text:h>
      <text:p text:style-name="P9">Provides for viewing of a model layer made up of JPropeller beans, including automatic UI generation, etc. Also provides for easy localisation (translation).</text:p>
      <text:h text:style-name="P12" text:outline-level="2">Styleable Views</text:h>
      <text:p text:style-name="P9">Provides for automatically generated views using metadata to determine which data to display, and to provide for "scripted" connections between UI components. Styles will then be used to determine the presentation and appearance of the UI.</text:p>
      <text:h text:style-name="P12" text:outline-level="2">Persistence layer</text:h>
      <text:p text:style-name="P9">Provides for serialisation and deserialisation of graphs of JPropeller beans, to store beans to files, e.g. XML etc.</text:p>
      <text:h text:style-name="P12" text:outline-level="2">Development Environment</text:h>
      <text:p text:style-name="P9">Provides command line/ANT tools and/or plugins for Eclipse to assist in coding using JPropeller, including generation of resource bundles for localisation, metadata for Styleable view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Mono L" svg:font-family="'Nimbus Mono L'" style:font-adornments="Regular Oblique"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de" style:family="paragraph" style:parent-style-name="Text_20_body_20_indent" style:class="text">
      <style:paragraph-properties fo:line-height="60%"/>
      <style:text-properties style:font-name="Nimbus Mono L" fo:font-size="8pt" fo:font-style="normal" fo:font-weight="bold" style:font-size-asian="10.5pt"/>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webster</meta:initial-creator>
    <meta:creation-date>2008-09-01T11:51:09</meta:creation-date>
    <dc:creator>bwebster</dc:creator>
    <dc:date>2008-09-26T15:23:33</dc:date>
    <meta:editing-cycles>9</meta:editing-cycles>
    <meta:editing-duration>PT6H0M10S</meta:editing-duration>
    <meta:user-defined meta:name="Info 1"/>
    <meta:user-defined meta:name="Info 2"/>
    <meta:user-defined meta:name="Info 3"/>
    <meta:user-defined meta:name="Info 4"/>
    <meta:document-statistic meta:table-count="0" meta:image-count="0" meta:object-count="0" meta:page-count="6" meta:paragraph-count="97" meta:word-count="1625" meta:character-count="10104"/>
  </office:meta>
</office:document-meta>
</file>